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f506" officeooo:paragraph-rsid="0001f506"/>
    </style:style>
    <style:style style:name="P2" style:family="paragraph" style:parent-style-name="Standard">
      <style:text-properties officeooo:rsid="0002e62f" officeooo:paragraph-rsid="0002e62f"/>
    </style:style>
    <style:style style:name="P3" style:family="paragraph" style:parent-style-name="Standard">
      <style:text-properties officeooo:rsid="0003617b" officeooo:paragraph-rsid="0003617b"/>
    </style:style>
    <style:style style:name="P4" style:family="paragraph" style:parent-style-name="Standard">
      <style:text-properties officeooo:rsid="00044222" officeooo:paragraph-rsid="00044222"/>
    </style:style>
    <style:style style:name="P5" style:family="paragraph" style:parent-style-name="Standard">
      <style:text-properties style:text-underline-style="none" officeooo:rsid="0005d3d5" officeooo:paragraph-rsid="0005d3d5"/>
    </style:style>
    <style:style style:name="P6" style:family="paragraph" style:parent-style-name="Standard">
      <style:text-properties style:text-underline-style="none" officeooo:rsid="0005d3d5" officeooo:paragraph-rsid="00093558"/>
    </style:style>
    <style:style style:name="P7" style:family="paragraph" style:parent-style-name="Standard">
      <style:text-properties style:text-underline-style="none" officeooo:rsid="00077769" officeooo:paragraph-rsid="00077769"/>
    </style:style>
    <style:style style:name="P8" style:family="paragraph" style:parent-style-name="Standard">
      <style:text-properties style:text-underline-style="none" officeooo:rsid="00077769" officeooo:paragraph-rsid="00093558"/>
    </style:style>
    <style:style style:name="P9" style:family="paragraph" style:parent-style-name="Standard">
      <style:text-properties style:text-underline-style="none" officeooo:rsid="000b20a9" officeooo:paragraph-rsid="000b20a9"/>
    </style:style>
    <style:style style:name="P10" style:family="paragraph" style:parent-style-name="Standard">
      <style:text-properties style:text-underline-style="none" officeooo:rsid="000b9c1f" officeooo:paragraph-rsid="000b9c1f"/>
    </style:style>
    <style:style style:name="P11" style:family="paragraph" style:parent-style-name="Standard">
      <style:text-properties style:text-underline-style="none" officeooo:rsid="000b9c1f" officeooo:paragraph-rsid="000be567"/>
    </style:style>
    <style:style style:name="P12" style:family="paragraph" style:parent-style-name="Standard">
      <style:text-properties officeooo:paragraph-rsid="000be567"/>
    </style:style>
    <style:style style:name="P13" style:family="paragraph" style:parent-style-name="Standard">
      <style:text-properties officeooo:rsid="000be567" officeooo:paragraph-rsid="000be567"/>
    </style:style>
    <style:style style:name="P14" style:family="paragraph" style:parent-style-name="Standard">
      <style:text-properties officeooo:rsid="000d189f" officeooo:paragraph-rsid="000d189f"/>
    </style:style>
    <style:style style:name="P15" style:family="paragraph" style:parent-style-name="Standard">
      <style:text-properties officeooo:rsid="000e65de" officeooo:paragraph-rsid="000e65de"/>
    </style:style>
    <style:style style:name="P16" style:family="paragraph" style:parent-style-name="Table_20_Contents">
      <style:paragraph-properties fo:text-align="center" style:justify-single-word="false"/>
      <style:text-properties officeooo:rsid="0005d3d5" officeooo:paragraph-rsid="0005d3d5"/>
    </style:style>
    <style:style style:name="P17" style:family="paragraph" style:parent-style-name="Table_20_Contents">
      <style:paragraph-properties fo:text-align="center" style:justify-single-word="false"/>
      <style:text-properties officeooo:rsid="0005d3d5" officeooo:paragraph-rsid="000be567"/>
    </style:style>
    <style:style style:name="P18" style:family="paragraph" style:parent-style-name="Table_20_Contents">
      <style:text-properties officeooo:rsid="00077769" officeooo:paragraph-rsid="00077769"/>
    </style:style>
    <style:style style:name="P19" style:family="paragraph" style:parent-style-name="Table_20_Contents">
      <style:paragraph-properties fo:text-align="center" style:justify-single-word="false"/>
      <style:text-properties officeooo:rsid="00077769" officeooo:paragraph-rsid="00077769"/>
    </style:style>
    <style:style style:name="P20" style:family="paragraph" style:parent-style-name="Table_20_Contents">
      <style:paragraph-properties fo:text-align="center" style:justify-single-word="false"/>
      <style:text-properties officeooo:rsid="00077769" officeooo:paragraph-rsid="000be567"/>
    </style:style>
    <style:style style:name="P21" style:family="paragraph" style:parent-style-name="Table_20_Contents">
      <style:text-properties officeooo:rsid="00077769" officeooo:paragraph-rsid="00093558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paragraph-rsid="000be567"/>
    </style:style>
    <style:style style:name="P24" style:family="paragraph" style:parent-style-name="Table_20_Contents">
      <style:text-properties officeooo:rsid="00093558" officeooo:paragraph-rsid="00093558"/>
    </style:style>
    <style:style style:name="P25" style:family="paragraph" style:parent-style-name="Table_20_Contents">
      <style:text-properties officeooo:paragraph-rsid="00093558"/>
    </style:style>
    <style:style style:name="T1" style:family="text">
      <style:text-properties officeooo:rsid="0005d3d5"/>
    </style:style>
    <style:style style:name="T2" style:family="text">
      <style:text-properties officeooo:rsid="00093558"/>
    </style:style>
    <style:style style:name="T3" style:family="text">
      <style:text-properties officeooo:rsid="000b9c1f"/>
    </style:style>
    <style:style style:name="T4" style:family="text">
      <style:text-properties officeooo:rsid="000be567"/>
    </style:style>
    <style:style style:name="T5" style:family="text">
      <style:text-properties officeooo:rsid="000e65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2 Note</text:p>
      <text:p text:style-name="P1"/>
      <text:p text:style-name="P1">Exercice 1:</text:p>
      <text:p text:style-name="P1"/>
      <text:p text:style-name="P1">1/ valeur renvoyée est le 1</text:p>
      <text:p text:style-name="P1">2/ une erreur apparaît: violation de la règle de clé primaire.</text:p>
      <text:p text:style-name="P1">duplicate key value violates unique constraint "test_pkey"</text:p>
      <text:p text:style-name="P2">3/ les valeurs ont bien été insérer dans la table.</text:p>
      <text:p text:style-name="P2">Après avoir exécuter le rollback, la table a été réinitialisé.</text:p>
      <text:p text:style-name="P2">4/ On observe que la table s’est réinitialisé.</text:p>
      <text:p text:style-name="P2">5/ en terminant avec commit, les modifications sur la table ont été enregistré.</text:p>
      <text:p text:style-name="P2">6/ la même erreur apparaît que dans la question 2.</text:p>
      <text:p text:style-name="P2">7/ une erreur apparaît :</text:p>
      <text:p text:style-name="P2">current transaction is aborted, commands ignored until end of transaction block</text:p>
      <text:p text:style-name="P3">8/ le commit provoque un ROLLBACK</text:p>
      <text:p text:style-name="P4">9/ un commit après une faute de frappe provoque aussi un ROLLBACK</text:p>
      <text:p text:style-name="P4"/>
      <text:p text:style-name="P4">Exercice 2:</text:p>
      <text:p text:style-name="P4"/>
      <text:p text:style-name="P4">1/ le niveau par défaut est READ COMMITTED</text:p>
      <text:p text:style-name="P5"/>
      <text:p text:style-name="P5">2/</text:p>
      <text:p text:style-name="P5"/>
      <text:p text:style-name="P7">transaction avec read uncommitted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8">Alice</text:p>
          </table:table-cell>
          <table:table-cell table:style-name="Table2.A1" office:value-type="string">
            <text:p text:style-name="P18">Bob</text:p>
          </table:table-cell>
          <table:table-cell table:style-name="Table2.C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8">Begin transaction isolation level read uncommitted;</text:p>
          </table:table-cell>
          <table:table-cell table:style-name="Table2.A2" office:value-type="string">
            <text:p text:style-name="P18">Begin transaction isolation level read uncommitted;</text:p>
          </table:table-cell>
          <table:table-cell table:style-name="Table2.C2" office:value-type="string">
            <text:p text:style-name="P18">Début transaction</text:p>
          </table:table-cell>
        </table:table-row>
        <table:table-row>
          <table:table-cell table:style-name="Table2.A2" office:value-type="string">
            <text:p text:style-name="P18">Update projet set requis = 1000</text:p>
            <text:p text:style-name="P18">where pid = 3;</text:p>
          </table:table-cell>
          <table:table-cell table:style-name="Table2.A2" office:value-type="string">
            <text:p text:style-name="Table_20_Contents">-</text:p>
          </table:table-cell>
          <table:table-cell table:style-name="Table2.C2" office:value-type="string">
            <text:p text:style-name="P18">Modification de la table du côté d’Alice</text:p>
          </table:table-cell>
        </table:table-row>
        <table:table-row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P18">Select requis from projet</text:p>
            <text:p text:style-name="P18">where pid = 3;</text:p>
          </table:table-cell>
          <table:table-cell table:style-name="Table2.C2" office:value-type="string">
            <text:p text:style-name="P24">La commande bob renvoie 1000 (modification faite pas Alice)</text:p>
          </table:table-cell>
        </table:table-row>
        <table:table-row>
          <table:table-cell table:style-name="Table2.A2" office:value-type="string">
            <text:p text:style-name="P24">Rollback; </text:p>
          </table:table-cell>
          <table:table-cell table:style-name="Table2.A2" office:value-type="string">
            <text:p text:style-name="Table_20_Contents">-</text:p>
          </table:table-cell>
          <table:table-cell table:style-name="Table2.C2" office:value-type="string">
            <text:p text:style-name="P24">La table récupère la table d’origine avant la transaction</text:p>
          </table:table-cell>
        </table:table-row>
        <table:table-row>
          <table:table-cell table:style-name="Table2.A2" office:value-type="string">
            <text:p text:style-name="Table_20_Contents">-</text:p>
          </table:table-cell>
          <table:table-cell table:style-name="Table2.A2" office:value-type="string">
            <text:p text:style-name="P24">Insert into soutient</text:p>
            <text:p text:style-name="P24">values (1, 3, 1000);</text:p>
            <text:p text:style-name="P24">commit;</text:p>
          </table:table-cell>
          <table:table-cell table:style-name="Table2.C2" office:value-type="string">
            <text:p text:style-name="P24">Insertion d’un nouvelle élément dans la table. (par bob)</text:p>
          </table:table-cell>
        </table:table-row>
      </table:table>
      <text:p text:style-name="P8"/>
      <text:p text:style-name="P8">transaction avec read committed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1">Alice</text:p>
          </table:table-cell>
          <table:table-cell table:style-name="Table3.A1" office:value-type="string">
            <text:p text:style-name="P21">Bob</text:p>
          </table:table-cell>
          <table:table-cell table:style-name="Table3.C1" office:value-type="string">
            <text:p text:style-name="P25"/>
          </table:table-cell>
        </table:table-row>
        <table:table-row>
          <table:table-cell table:style-name="Table3.A2" office:value-type="string">
            <text:p text:style-name="P21">Begin transaction isolation level read committed;</text:p>
          </table:table-cell>
          <table:table-cell table:style-name="Table3.A2" office:value-type="string">
            <text:p text:style-name="P21">Begin transaction isolation level read committed;</text:p>
          </table:table-cell>
          <table:table-cell table:style-name="Table3.C2" office:value-type="string">
            <text:p text:style-name="P21">Début transaction</text:p>
          </table:table-cell>
        </table:table-row>
        <table:table-row>
          <table:table-cell table:style-name="Table3.A2" office:value-type="string">
            <text:p text:style-name="P21">Update projet set requis = 1000</text:p>
            <text:p text:style-name="P21">where pid = 3;</text:p>
          </table:table-cell>
          <table:table-cell table:style-name="Table3.A2" office:value-type="string">
            <text:p text:style-name="P25">-</text:p>
          </table:table-cell>
          <table:table-cell table:style-name="Table3.C2" office:value-type="string">
            <text:p text:style-name="P21">Modification de la table du côté d’Alice</text:p>
          </table:table-cell>
        </table:table-row>
        <table:table-row>
          <table:table-cell table:style-name="Table3.A2" office:value-type="string">
            <text:p text:style-name="P25">-</text:p>
          </table:table-cell>
          <table:table-cell table:style-name="Table3.A2" office:value-type="string">
            <text:p text:style-name="P21">Select requis from projet</text:p>
            <text:p text:style-name="P21">where pid = 3;</text:p>
          </table:table-cell>
          <table:table-cell table:style-name="Table3.C2" office:value-type="string">
            <text:p text:style-name="P25"><text:span text:style-name="T2">La commande bob renvoie 500 (modification faite pas Alice)</text:span></text:p>
          </table:table-cell>
        </table:table-row>
        <table:table-row>
          <table:table-cell table:style-name="Table3.A2" office:value-type="string">
            <text:p text:style-name="P24">Rollback; </text:p>
          </table:table-cell>
          <table:table-cell table:style-name="Table3.A2" office:value-type="string">
            <text:p text:style-name="P25">-</text:p>
          </table:table-cell>
          <table:table-cell table:style-name="Table3.C2" office:value-type="string">
            <text:p text:style-name="P24">La table récupère la table d’origine avant la transaction</text:p>
          </table:table-cell>
        </table:table-row>
        <text:soft-page-break/>
        <table:table-row>
          <table:table-cell table:style-name="Table3.A2" office:value-type="string">
            <text:p text:style-name="P25">-</text:p>
          </table:table-cell>
          <table:table-cell table:style-name="Table3.A2" office:value-type="string">
            <text:p text:style-name="P24">Insert into soutient</text:p>
            <text:p text:style-name="P24">values (1, 3, 1000);</text:p>
            <text:p text:style-name="P24">commit;</text:p>
          </table:table-cell>
          <table:table-cell table:style-name="Table3.C2" office:value-type="string">
            <text:p text:style-name="P24">Insertion d’un nouvelle élément dans la table. (par bob)</text:p>
          </table:table-cell>
        </table:table-row>
      </table:table>
      <text:p text:style-name="P6"/>
      <text:p text:style-name="P6">transaction avec repeatable read 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6">Alice</text:p>
          </table:table-cell>
          <table:table-cell table:style-name="Table1.A1" office:value-type="string">
            <text:p text:style-name="P16">Bob</text:p>
          </table:table-cell>
          <table:table-cell table:style-name="Table1.C1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9">Begin transaction isolation level read uncommitted;</text:p>
          </table:table-cell>
          <table:table-cell table:style-name="Table1.A2" office:value-type="string">
            <text:p text:style-name="P19">Begin transaction isolation level read uncommitted;</text:p>
          </table:table-cell>
          <table:table-cell table:style-name="Table1.C2" office:value-type="string">
            <text:p text:style-name="P16">Début transaction</text:p>
          </table:table-cell>
        </table:table-row>
        <table:table-row>
          <table:table-cell table:style-name="Table1.A2" office:value-type="string">
            <text:p text:style-name="P16">Update projet set requis = 1000</text:p>
            <text:p text:style-name="P16">where pid = 3;</text:p>
          </table:table-cell>
          <table:table-cell table:style-name="Table1.A2" office:value-type="string">
            <text:p text:style-name="P22">-</text:p>
          </table:table-cell>
          <table:table-cell table:style-name="Table1.C2" office:value-type="string">
            <text:p text:style-name="P16">Modification de la table du côté d’Alice.</text:p>
          </table:table-cell>
        </table:table-row>
        <table:table-row>
          <table:table-cell table:style-name="Table1.A2" office:value-type="string">
            <text:p text:style-name="P22">-</text:p>
          </table:table-cell>
          <table:table-cell table:style-name="Table1.A2" office:value-type="string">
            <text:p text:style-name="P16">Select requis from projet</text:p>
            <text:p text:style-name="P16">where pid = 3;</text:p>
          </table:table-cell>
          <table:table-cell table:style-name="Table1.C2" office:value-type="string">
            <text:p text:style-name="P16">La commande de bob renvoie 500 (valeur avant la modification de la table par Alice)</text:p>
          </table:table-cell>
        </table:table-row>
        <table:table-row>
          <table:table-cell table:style-name="Table1.A2" office:value-type="string">
            <text:p text:style-name="P16">Commit</text:p>
          </table:table-cell>
          <table:table-cell table:style-name="Table1.A2" office:value-type="string">
            <text:p text:style-name="P22">-</text:p>
          </table:table-cell>
          <table:table-cell table:style-name="Table1.C2" office:value-type="string">
            <text:p text:style-name="P16">Enregistrement des modifications fait par Alice</text:p>
          </table:table-cell>
        </table:table-row>
        <table:table-row>
          <table:table-cell table:style-name="Table1.A2" office:value-type="string">
            <text:p text:style-name="P22">-</text:p>
          </table:table-cell>
          <table:table-cell table:style-name="Table1.A2" office:value-type="string">
            <text:p text:style-name="P16">Insert into soutient</text:p>
            <text:p text:style-name="P16">values (1, 3, 500)</text:p>
          </table:table-cell>
          <table:table-cell table:style-name="Table1.C2" office:value-type="string">
            <text:p text:style-name="P16">Insertion d’une ligne dans la table soutient par Bob</text:p>
          </table:table-cell>
        </table:table-row>
        <table:table-row>
          <table:table-cell table:style-name="Table1.A2" office:value-type="string">
            <text:p text:style-name="P22">-</text:p>
          </table:table-cell>
          <table:table-cell table:style-name="Table1.A2" office:value-type="string">
            <text:p text:style-name="P16">Select requis from projet</text:p>
            <text:p text:style-name="P16">where pid = 3;</text:p>
            <text:p text:style-name="P16">Commit; </text:p>
          </table:table-cell>
          <table:table-cell table:style-name="Table1.C2" office:value-type="string">
            <text:p text:style-name="P16">La command de bob renvoie 1000 (à cause de la modification faite par Alice).</text:p>
            <text:p text:style-name="P19">Les modifications sont enregistrées (pas de ROLLBACK)</text:p>
          </table:table-cell>
        </table:table-row>
      </table:table>
      <text:p text:style-name="P5"/>
      <text:p text:style-name="P9">3/ le cas <text:span text:style-name="T3">où l’on fait BEGIN; on s’attend au plus faible niveau d’isolation READ UNCOMMITTED</text:span></text:p>
      <text:p text:style-name="P10">mais le niveau est en fait READ COMMITTED.</text:p>
      <text:p text:style-name="P10">PostGresSQL est plus stricte au niveau des read uncommitted et des repeatable read.</text:p>
      <text:p text:style-name="P10">Il n’y a pas de cas moins strict sur PostGres par rapport au SQL standard.</text:p>
      <text:p text:style-name="P10"/>
      <text:p text:style-name="P10">4/ </text:p>
      <text:p text:style-name="P10">transaction avec serialisa<text:span text:style-name="T4">ble</text:span>:</text:p>
      <text:p text:style-name="P11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7">Alice</text:p>
          </table:table-cell>
          <table:table-cell table:style-name="Table5.A1" office:value-type="string">
            <text:p text:style-name="P17">Bob</text:p>
          </table:table-cell>
          <table:table-cell table:style-name="Table5.C1" office:value-type="string">
            <text:p text:style-name="P23"/>
          </table:table-cell>
        </table:table-row>
        <table:table-row>
          <table:table-cell table:style-name="Table5.A2" office:value-type="string">
            <text:p text:style-name="P20">Begin transaction isolation level <text:span text:style-name="T4">serializable</text:span>;</text:p>
          </table:table-cell>
          <table:table-cell table:style-name="Table5.A2" office:value-type="string">
            <text:p text:style-name="P20">Begin transaction isolation level <text:span text:style-name="T4">serializable</text:span>;</text:p>
          </table:table-cell>
          <table:table-cell table:style-name="Table5.C2" office:value-type="string">
            <text:p text:style-name="P17">Début transaction</text:p>
          </table:table-cell>
        </table:table-row>
        <table:table-row>
          <table:table-cell table:style-name="Table5.A2" office:value-type="string">
            <text:p text:style-name="P17">Update projet set requis = 1000</text:p>
            <text:p text:style-name="P17">where pid = 3;</text:p>
          </table:table-cell>
          <table:table-cell table:style-name="Table5.A2" office:value-type="string">
            <text:p text:style-name="P23">-</text:p>
          </table:table-cell>
          <table:table-cell table:style-name="Table5.C2" office:value-type="string">
            <text:p text:style-name="P17">Modification de la table du côté d’Alice.</text:p>
          </table:table-cell>
        </table:table-row>
        <table:table-row>
          <table:table-cell table:style-name="Table5.A2" office:value-type="string">
            <text:p text:style-name="P23">-</text:p>
          </table:table-cell>
          <table:table-cell table:style-name="Table5.A2" office:value-type="string">
            <text:p text:style-name="P17">Select requis from projet</text:p>
            <text:p text:style-name="P17">where pid = 3;</text:p>
          </table:table-cell>
          <table:table-cell table:style-name="Table5.C2" office:value-type="string">
            <text:p text:style-name="P17">La commande de bob renvoie 500 (valeur avant la modification de la table par Alice)</text:p>
          </table:table-cell>
        </table:table-row>
        <table:table-row>
          <table:table-cell table:style-name="Table5.A2" office:value-type="string">
            <text:p text:style-name="P17">Commit</text:p>
          </table:table-cell>
          <table:table-cell table:style-name="Table5.A2" office:value-type="string">
            <text:p text:style-name="P23">-</text:p>
          </table:table-cell>
          <table:table-cell table:style-name="Table5.C2" office:value-type="string">
            <text:p text:style-name="P17">Enregistrement des modifications fait par Alice</text:p>
          </table:table-cell>
        </table:table-row>
        <table:table-row>
          <table:table-cell table:style-name="Table5.A2" office:value-type="string">
            <text:p text:style-name="P23">-</text:p>
          </table:table-cell>
          <table:table-cell table:style-name="Table5.A2" office:value-type="string">
            <text:p text:style-name="P17">Insert into soutient</text:p>
            <text:p text:style-name="P17">values (1, 3, 500)</text:p>
          </table:table-cell>
          <table:table-cell table:style-name="Table5.C2" office:value-type="string">
            <text:p text:style-name="P17">Insertion d’une ligne dans la table soutient par Bob</text:p>
          </table:table-cell>
        </table:table-row>
        <text:soft-page-break/>
        <table:table-row>
          <table:table-cell table:style-name="Table5.A2" office:value-type="string">
            <text:p text:style-name="P23">-</text:p>
          </table:table-cell>
          <table:table-cell table:style-name="Table5.A2" office:value-type="string">
            <text:p text:style-name="P17">Select requis from projet</text:p>
            <text:p text:style-name="P17">where pid = 3;</text:p>
            <text:p text:style-name="P17">Commit; </text:p>
          </table:table-cell>
          <table:table-cell table:style-name="Table5.C2" office:value-type="string">
            <text:p text:style-name="P23"><text:span text:style-name="T1">La command de bob renvoie </text:span><text:span text:style-name="T4">500</text:span><text:span text:style-name="T1"> (à cause de la modification faite par Alice).</text:span></text:p>
            <text:p text:style-name="P20">Les modifications sont enregistrées (pas de ROLLBACK)</text:p>
          </table:table-cell>
        </table:table-row>
      </table:table>
      <text:p text:style-name="P12"/>
      <text:p text:style-name="P13">serializable empêche le repeatable read.</text:p>
      <text:p text:style-name="P13"/>
      <text:p text:style-name="P14">Exercice 3</text:p>
      <text:p text:style-name="P14">1/ voir test.sql</text:p>
      <text:p text:style-name="P14">2/ on observe que le RAISE NOTICE ne fait rien.</text:p>
      <text:p text:style-name="P14">3/ <text:span text:style-name="T5">les insertions sont bien annulées, il n’y a pas d’erreur pendant la transaction.</text:span></text:p>
      <text:p text:style-name="P15">4/ On observe que les exceptions provoquent une annulation de la transaction (ROLLBACK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6:24:41.076102981</meta:creation-date>
    <dc:date>2021-03-30T18:06:23.856431038</dc:date>
    <meta:editing-duration>PT37M50S</meta:editing-duration>
    <meta:editing-cycles>7</meta:editing-cycles>
    <meta:generator>LibreOffice/6.4.6.2$Linux_X86_64 LibreOffice_project/40$Build-2</meta:generator>
    <meta:document-statistic meta:table-count="4" meta:image-count="0" meta:object-count="0" meta:page-count="3" meta:paragraph-count="126" meta:word-count="628" meta:character-count="3688" meta:non-whitespace-character-count="3181"/>
  </office:meta>
</office:document-meta>
</file>